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iteRequestCondition.wrap( RequestCondition &lt; ? &gt; ... rawCondi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siteRequestCondition.assertNumberOfConditions( CompositeRequestCondition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siteRequestCondition.getCont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RequestCondition.compareTo( CompositeRequestCondition other , ServerWebExchange exchang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ompositeRequestCondition.getCond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RequestCondition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RequestCondition.getToStringIn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RequestCondition.unwra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siteRequestCondition.CompositeRequestCondition( RequestCondition &lt; ? &gt; ... requestCondi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RequestCondition.combine( CompositeRequestCondition oth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mpositeRequestCondition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RequestCondition.getMatchingCondition( ServerWebExchange exchan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mpositeRequestCondition.CompositeRequestCondition( RequestConditionHolder [ ] requestCondi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